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D60858C6CC870FACF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stroke="none" draw:fill-color="#005594" draw:textarea-horizontal-align="justify" draw:textarea-vertical-align="middle" draw:auto-grow-height="false" fo:min-height="3.57cm" fo:min-width="3.32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3.286cm" fo:min-width="3.036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9.75cm" fo:min-width="49.5cm"/>
    </style:style>
    <style:style style:name="gr5" style:family="graphic" style:parent-style-name="standard">
      <style:graphic-properties draw:stroke="none" draw:fill-color="#005594" draw:textarea-horizontal-align="justify" draw:textarea-vertical-align="middle" draw:auto-grow-height="false" fo:min-height="0cm" fo:min-width="49.538cm"/>
    </style:style>
    <style:style style:name="gr6" style:family="graphic" style:parent-style-name="standard">
      <style:graphic-properties draw:stroke="none" draw:fill-color="#005594" draw:textarea-horizontal-align="justify" draw:textarea-vertical-align="middle" draw:auto-grow-height="false" fo:min-height="3.004cm" fo:min-width="2.754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2.438cm" fo:min-width="2.188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65cm" fo:min-width="1.8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46cm" fo:min-width="2.89cm"/>
    </style:style>
    <style:style style:name="gr10" style:family="graphic" style:parent-style-name="standard">
      <style:graphic-properties draw:stroke="none" draw:fill-color="#005594" draw:textarea-horizontal-align="justify" draw:textarea-vertical-align="middle" draw:auto-grow-height="false" fo:min-height="0.152cm" fo:min-width="49.538cm"/>
    </style:style>
    <style:style style:name="gr1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6.152cm" fo:min-width="14.299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49.75cm" fo:min-width="9.5cm"/>
    </style:style>
    <style:style style:name="gr13" style:family="graphic" style:parent-style-name="standard">
      <style:graphic-properties draw:stroke="none" draw:fill-color="#ffffff" draw:textarea-vertical-align="middle" draw:auto-grow-height="false" fo:min-height="9.746cm" fo:min-width="9.5cm"/>
    </style:style>
    <style:style style:name="gr14" style:family="graphic" style:parent-style-name="standard">
      <style:graphic-properties draw:stroke="none" svg:stroke-color="#ffffff" draw:fill-color="#005594" draw:textarea-horizontal-align="justify" draw:textarea-vertical-align="middle" draw:auto-grow-height="false" fo:min-height="12.549cm" fo:min-width="11.902cm"/>
    </style:style>
    <style:style style:name="gr15" style:family="graphic" style:parent-style-name="standard">
      <style:graphic-properties draw:stroke="none" svg:stroke-color="#ffffff" draw:fill-color="#005594" draw:textarea-horizontal-align="justify" draw:textarea-vertical-align="middle" draw:auto-grow-height="false" fo:min-height="7.75cm" fo:min-width="8.701cm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5.152cm" fo:min-width="11.5cm"/>
    </style:style>
    <style:style style:name="gr17" style:family="graphic" style:parent-style-name="standard">
      <style:graphic-properties draw:stroke="solid" svg:stroke-width="0.053cm" svg:stroke-color="#808080" draw:marker-start-width="0.279cm" draw:marker-end-width="0.279cm" draw:fill-color="#bce4e5" draw:textarea-horizontal-align="justify" draw:textarea-vertical-align="middle" draw:auto-grow-height="false" fo:min-height="3.136cm" fo:min-width="5.276cm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53cm" svg:stroke-color="#808080" draw:marker-start-width="0.279cm" draw:marker-end-width="0.279cm" draw:fill-color="#bce4e5" draw:textarea-horizontal-align="justify" draw:textarea-vertical-align="middle" draw:auto-grow-height="false" fo:min-height="3.128cm" fo:min-width="5.428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808080" draw:marker-start-width="0.279cm" draw:marker-end-width="0.279cm" draw:fill-color="#bce4e5" draw:textarea-horizontal-align="justify" draw:textarea-vertical-align="middle" draw:auto-grow-height="false" fo:min-height="3.136cm" fo:min-width="8.576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808080" draw:marker-start-width="0.279cm" draw:marker-end-width="0.279cm" draw:fill-color="#bce4e5" draw:textarea-horizontal-align="justify" draw:textarea-vertical-align="middle" draw:auto-grow-height="false" fo:min-height="3.136cm" fo:min-width="11.976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808080" draw:marker-start-width="0.279cm" draw:marker-end-width="0.279cm" draw:fill-color="#bce4e5" draw:textarea-horizontal-align="justify" draw:textarea-vertical-align="middle" draw:auto-grow-height="false" fo:min-height="3.498cm" fo:min-width="1.506cm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808080" draw:marker-start-width="0.279cm" draw:marker-end-width="0.279cm" draw:fill-color="#bce4e5" draw:textarea-horizontal-align="justify" draw:textarea-vertical-align="middle" draw:auto-grow-height="false" fo:min-height="3.508cm" fo:min-width="8.952cm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svg:stroke-color="#808080" draw:marker-start-width="0.279cm" draw:marker-end-width="0.279cm" draw:fill-color="#bce4e5" draw:textarea-horizontal-align="justify" draw:textarea-vertical-align="middle" draw:auto-grow-height="false" fo:min-height="3.508cm" fo:min-width="8.941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808080" draw:marker-start-width="0.279cm" draw:marker-end-width="0.279cm" draw:fill-color="#bce4e5" draw:textarea-horizontal-align="justify" draw:textarea-vertical-align="middle" draw:auto-grow-height="false" fo:min-height="3.508cm" fo:min-width="8.953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81cm" svg:stroke-color="#808080" draw:marker-start-width="0.321cm" draw:marker-end-width="0.321cm" draw:fill="none" draw:fill-color="#bce4e5" draw:textarea-horizontal-align="justify" draw:textarea-vertical-align="middle" draw:auto-grow-height="false" fo:min-height="7.198cm" fo:min-width="3.748cm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53cm" svg:stroke-color="#808080" draw:marker-start-width="0.279cm" draw:marker-end-width="0.279cm" draw:fill-color="#bce4e5" draw:textarea-horizontal-align="justify" draw:textarea-vertical-align="middle" draw:auto-grow-height="false" fo:min-height="3.498cm" fo:min-width="2.748cm" fo:padding-top="0.151cm" fo:padding-bottom="0.151cm" fo:padding-left="0.276cm" fo:padding-right="0.276cm"/>
    </style:style>
    <style:style style:name="gr27" style:family="graphic" style:parent-style-name="standard">
      <style:graphic-properties draw:stroke="solid" svg:stroke-width="0.159cm" svg:stroke-color="#bc312e" draw:marker-start-width="0.437cm" draw:marker-end-width="0.437cm" draw:fill="none" draw:fill-color="#bce4e5" draw:textarea-horizontal-align="justify" draw:textarea-vertical-align="middle" draw:auto-grow-height="false" fo:min-height="7.494cm" fo:min-width="4.044cm" fo:padding-top="0.203cm" fo:padding-bottom="0.203cm" fo:padding-left="0.328cm" fo:padding-right="0.328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2.368cm" fo:min-width="4.45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-color="#005594" draw:textarea-horizontal-align="justify" draw:textarea-vertical-align="middle" draw:auto-grow-height="false" fo:min-height="5.16cm" fo:min-width="4.897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4.76cm" fo:min-width="4.493cm"/>
    </style:style>
    <style:style style:name="gr32" style:family="graphic" style:parent-style-name="standard">
      <style:graphic-properties draw:stroke="none" draw:fill-color="#005594" draw:textarea-horizontal-align="justify" draw:textarea-vertical-align="middle" draw:auto-grow-height="false" fo:min-height="0cm" fo:min-width="59.542cm"/>
    </style:style>
    <style:style style:name="gr33" style:family="graphic" style:parent-style-name="standard">
      <style:graphic-properties draw:stroke="none" draw:fill-color="#005594" draw:textarea-horizontal-align="justify" draw:textarea-vertical-align="middle" draw:auto-grow-height="false" fo:min-height="4.358cm" fo:min-width="4.091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3.558cm" fo:min-width="3.307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2.255cm" fo:min-width="2.238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2.695cm" fo:min-width="5.098cm"/>
    </style:style>
    <style:style style:name="gr37" style:family="graphic" style:parent-style-name="standard">
      <style:graphic-properties draw:stroke="none" draw:fill-color="#005594" draw:textarea-horizontal-align="justify" draw:textarea-vertical-align="middle" draw:auto-grow-height="false" fo:min-height="0.152cm" fo:min-width="59.542cm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  <style:text-properties fo:font-size="70.9000015258789pt"/>
    </style:style>
    <style:style style:name="P2" style:family="paragraph">
      <loext:graphic-properties draw:fill-color="#005594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70.9000015258789pt"/>
    </style:style>
    <style:style style:name="P5" style:family="paragraph">
      <style:paragraph-properties fo:text-align="center"/>
      <style:text-properties fo:font-size="51.2000007629395pt"/>
    </style:style>
    <style:style style:name="P6" style:family="paragraph">
      <loext:graphic-properties draw:fill-color="#ffffff"/>
      <style:paragraph-properties fo:text-align="center"/>
      <style:text-properties fo:font-size="51.2000007629395pt" style:font-size-asian="13pt" style:font-size-complex="13pt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 draw:fill-color="#bce4e5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cm" svg:height="10cm" svg:x="50cm" svg:y="0.004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5.4cm" svg:x="47.4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cm" svg:height="5cm" svg:x="47.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0cm" svg:height="10cm" svg:x="0.001cm" svg:y="0.004cm">
          <text:p text:style-name="P4"><text:span text:style-name="T1">R</text:span><text:span text:style-name="T1">i</text:span><text:span text:style-name="T1">g</text:span><text:span text:style-name="T1">h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0cm" svg:height="10cm" svg:x="60cm" svg:y="0.004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cm" svg:height="10cm" svg:x="110cm" svg:y="0.003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0.038cm" svg:height="0.201cm" svg:x="0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.6cm" svg:height="4.6cm" svg:x="47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8cm" svg:height="3.8cm" svg:x="48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3cm" svg:height="1.9cm" svg:x="47.8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.39cm" svg:height="1.996cm" svg:x="49.61cm" svg:y="10.0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50.038cm" svg:height="0.402cm" svg:x="0cm" svg:y="7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4.799cm" svg:height="16.402cm" svg:x="47.598cm" svg:y="3cm">
          <text:p/>
          <draw:enhanced-geometry svg:viewBox="0 0 21600 21600" draw:mirror-vertical="true" draw:type="block-arc" draw:modifiers="-127.555951671095 9726.270146006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10cm" svg:height="50cm" draw:transform="rotate (-1.5707963267949) translate (50cm 10cm)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0cm" svg:height="9.996cm" draw:transform="rotate (-1.5707963267949) translate (55cm 10cm)"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draw:glue-point-type="segments" draw:type="mso-spt100" draw:modifiers="0.135344109314351 179.9548852223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2" draw:layer="layout" svg:width="12.402cm" svg:height="12.799cm" draw:transform="rotate (1.5707963267949) translate (51.401cm 21.201cm)">
          <text:p/>
          <draw:enhanced-geometry svg:viewBox="0 0 21600 21600" draw:mirror-vertical="true" draw:mirror-horizontal="false" draw:type="block-arc" draw:modifiers="-138.105229857663 9747.7838195494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3" draw:layer="layout" svg:width="14.799cm" svg:height="16.402cm" draw:transform="rotate (1.5707963267949) translate (50.598cm 22.388cm)">
          <text:p/>
          <draw:enhanced-geometry svg:viewBox="0 0 21600 21600" draw:mirror-vertical="true" draw:type="block-arc" draw:modifiers="-127.555951671095 9726.270146006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2" draw:layer="layout" svg:width="9.201cm" svg:height="8cm" draw:transform="rotate (1.5707963267949) translate (52.2cm 19.593cm)">
          <text:p/>
          <draw:enhanced-geometry svg:viewBox="0 0 21600 21600" draw:mirror-vertical="true" draw:mirror-horizontal="false" draw:type="block-arc" draw:modifiers="-153.846391710266 9798.4148190066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3" draw:layer="layout" svg:width="12cm" svg:height="15.402cm" draw:transform="rotate (1.5707963267949) translate (52cm 21cm)">
          <text:p/>
          <draw:enhanced-geometry svg:viewBox="0 0 21600 21600" draw:mirror-vertical="true" draw:type="block-arc" draw:modifiers="-136.044818399146 10501.70708350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7" draw:text-style-name="P7" draw:layer="layout" svg:width="6.2cm" svg:height="3.81cm" svg:x="51.9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6.35cm" svg:height="3.8cm" svg:x="58.674cm" svg:y="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draw:layer="layout" svg:width="9.5cm" svg:height="3.81cm" svg:x="66.294cm" svg:y="2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draw:layer="layout" svg:width="9.5cm" svg:height="3.81cm" svg:x="76.995cm" svg:y="2.2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draw:layer="layout" svg:width="9.5cm" svg:height="3.81cm" svg:x="87.596cm" svg:y="2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12.9cm" svg:height="3.81cm" svg:x="108.5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12.9cm" svg:height="3.81cm" svg:x="-11.399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7" draw:layer="layout" svg:width="2.058cm" svg:height="3.8cm" svg:x="49.276cm" svg:y="2.19cm">
          <text:p/>
          <draw:enhanced-geometry svg:viewBox="0 0 21600 21600" draw:path-stretchpoint-x="10800" draw:path-stretchpoint-y="10800" draw:text-areas="?f3 ?f4 ?f5 ?f6" draw:mirror-horizontal="true" draw:type="round-rectangle" draw:modifiers="6189.412336085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9.504cm" svg:height="3.81cm" svg:x="34.208cm" svg:y="2.238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draw:layer="layout" svg:width="9.493cm" svg:height="3.81cm" svg:x="23.509cm" svg:y="2.239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7" draw:layer="layout" svg:width="9.505cm" svg:height="3.81cm" svg:x="12.903cm" svg:y="2.24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4.3cm" svg:height="7.5cm" svg:x="44.5cm" svg:y="2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3.3cm" svg:height="3.8cm" svg:x="45cm" svg:y="2.2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4.7cm" svg:height="7.9cm" svg:x="44.3cm" svg:y="1.8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7cm" svg:height="3.7cm" svg:x="30.4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9" draw:layer="layout" svg:width="7cm" svg:height="3.61cm" svg:x="30.1cm" svg:y="6.2cm">
          <draw:image xlink:href="Pictures/10000201000001F4000001D60858C6CC870FACF8.png" xlink:type="simple" xlink:show="embed" xlink:actuate="onLoad">
            <text:p/>
          </draw:image>
        </draw:frame>
        <draw:custom-shape draw:style-name="gr30" draw:text-style-name="P2" draw:layer="layout" svg:width="5.397cm" svg:height="5.41cm" svg:x="57.2cm" svg:y="7.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4.993cm" svg:height="5.01cm" svg:x="57.402cm" svg:y="7.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2" draw:text-style-name="P2" draw:layer="layout" svg:width="60.042cm" svg:height="0.201cm" svg:x="59.958cm" svg:y="7.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3" draw:text-style-name="P2" draw:layer="layout" svg:width="4.591cm" svg:height="4.608cm" svg:x="57.603cm" svg:y="7.70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4" draw:text-style-name="P3" draw:layer="layout" svg:width="3.807cm" svg:height="3.808cm" svg:x="57.995cm" svg:y="8.10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5" draw:text-style-name="P3" draw:layer="layout" svg:width="2.738cm" svg:height="2.505cm" svg:x="60cm" svg:y="7.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6" draw:text-style-name="P3" draw:layer="layout" svg:width="5.598cm" svg:height="2.945cm" svg:x="57cm" svg:y="10.00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7" draw:text-style-name="P2" draw:layer="layout" svg:width="60.042cm" svg:height="0.402cm" svg:x="59.958cm" svg:y="7.69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8" draw:text-style-name="P3" draw:layer="layout" svg:width="7cm" svg:height="3.7cm" svg:x="72.79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9" draw:layer="layout" svg:width="7cm" svg:height="3.61cm" svg:x="72.498cm" svg:y="6.196cm">
          <draw:image xlink:href="Pictures/10000201000001F4000001D60858C6CC870FACF8.png" xlink:type="simple" xlink:show="embed" xlink:actuate="onLoad">
            <text:p/>
          </draw:image>
        </draw:fram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10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2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2.1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67cm" fo:margin-bottom="0cm" fo:text-indent="0cm"/>
      <style:text-properties fo:font-size="124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326cm" fo:margin-bottom="0cm" fo:text-indent="0cm"/>
      <style:text-properties fo:font-size="106.6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881cm" fo:margin-bottom="0cm" fo:text-indent="0cm"/>
      <style:text-properties fo:font-size="88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36cm" fo:margin-bottom="0cm" fo:text-indent="0cm"/>
      <style:text-properties fo:font-size="88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36cm" fo:margin-bottom="0cm" fo:text-indent="0cm"/>
      <style:text-properties fo:font-size="88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36cm" fo:margin-bottom="0cm" fo:text-indent="0cm"/>
      <style:text-properties fo:font-size="88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36cm" fo:margin-bottom="0cm" fo:text-indent="0cm"/>
      <style:text-properties fo:font-size="88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36cm" fo:margin-bottom="0cm" fo:text-indent="0cm"/>
      <style:text-properties fo:font-size="88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5.6000061035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0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1.499cm" svg:x="1cm" svg:y="5.523cm"/>
      <draw:page-thumbnail draw:layer="backgroundobjects" svg:width="8.999cm" svg:height="1.499cm" svg:x="1cm" svg:y="14.099cm"/>
      <draw:page-thumbnail draw:layer="backgroundobjects" svg:width="8.999cm" svg:height="1.499cm" svg:x="1cm" svg:y="22.675cm"/>
      <draw:page-thumbnail draw:layer="backgroundobjects" svg:width="8.999cm" svg:height="1.499cm" svg:x="11cm" svg:y="5.523cm"/>
      <draw:page-thumbnail draw:layer="backgroundobjects" svg:width="8.999cm" svg:height="1.499cm" svg:x="11cm" svg:y="14.099cm"/>
      <draw:page-thumbnail draw:layer="backgroundobjects" svg:width="8.999cm" svg:height="1.499cm" svg:x="11cm" svg:y="22.675cm"/>
    </style:handout-master>
    <style:master-page style:name="Default" style:page-layout-name="PM1" draw:style-name="Mdp1">
      <draw:frame presentation:style-name="Default-title" draw:layer="backgroundobjects" svg:width="98.996cm" svg:height="11.685cm" svg:x="5.5cm" svg:y="2.787cm" presentation:class="title" presentation:placeholder="true">
        <draw:text-box/>
      </draw:frame>
      <draw:frame presentation:style-name="Default-outline1" draw:layer="backgroundobjects" svg:width="98.996cm" svg:height="40.594cm" svg:x="5.5cm" svg:y="16.37cm" presentation:class="outline" presentation:placeholder="true">
        <draw:text-box/>
      </draw:frame>
      <draw:frame presentation:style-name="Mpr1" draw:text-style-name="MP2" draw:layer="backgroundobjects" svg:width="25.626cm" svg:height="4.823cm" svg:x="5.5cm" svg:y="63.7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4.866cm" svg:height="4.823cm" svg:x="37.618cm" svg:y="63.7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5.626cm" svg:height="4.823cm" svg:x="78.866cm" svg:y="63.7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20:38:09.902273897</meta:creation-date>
    <dc:date>2020-05-04T18:24:14.380862834</dc:date>
    <meta:editing-duration>PT55M20S</meta:editing-duration>
    <meta:editing-cycles>16</meta:editing-cycles>
    <meta:generator>LibreOffice/6.0.7.3$Linux_X86_64 LibreOffice_project/00m0$Build-3</meta:generator>
    <meta:document-statistic meta:object-count="68"/>
  </office:meta>
</office:document-meta>
</file>